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ff200" draw:textarea-horizontal-align="justify" draw:textarea-vertical-align="middle" draw:auto-grow-height="false" fo:min-height="3.458cm" fo:min-width="8.46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3.331cm" fo:min-width="0.224cm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solid" draw:fill-color="#7da7d8" draw:textarea-horizontal-align="justify" draw:textarea-vertical-align="middle" draw:auto-grow-height="false" fo:min-height="1.617cm" fo:min-width="4.098cm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12cm" fo:min-width="1.06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12cm" fo:min-width="2.224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12cm" fo:min-width="3.351cm" fo:padding-top="0.176cm" fo:padding-bottom="0.176cm" fo:padding-left="0.301cm" fo:padding-right="0.301cm"/>
    </style:style>
    <style:style style:name="P1" style:family="paragraph">
      <loext:graphic-properties draw:fill="solid" draw:fill-color="#fff2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7da7d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24cm" svg:height="7.62cm" draw:transform="skewX (0.0429350995990605) translate (8.185cm 8.747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2" draw:layer="layout" svg:width="1.651cm" svg:height="7.366cm" svg:x="5.206cm" svg:y="8.747cm">
          <text:p text:style-name="P2">PIR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3" draw:layer="layout" svg:x1="3.667cm" svg:y1="8.62cm" svg:x2="3.667cm" svg:y2="18.145cm">
          <text:p/>
        </draw:line>
        <draw:line draw:style-name="gr4" draw:text-style-name="P3" draw:layer="layout" svg:x1="3.667cm" svg:y1="18.145cm" svg:x2="20.05cm" svg:y2="18.272cm">
          <text:p/>
        </draw:line>
        <draw:frame draw:style-name="gr5" draw:text-style-name="P4" draw:layer="layout" svg:width="1.738cm" svg:height="0.962cm" svg:x="1.762cm" svg:y="12.557cm">
          <draw:text-box>
            <text:p>25 ft</text:p>
          </draw:text-box>
        </draw:frame>
        <draw:frame draw:style-name="gr5" draw:text-style-name="P4" draw:layer="layout" svg:width="1.738cm" svg:height="0.962cm" svg:x="1.833cm" svg:y="8.521cm">
          <draw:text-box>
            <text:p>50 ft</text:p>
          </draw:text-box>
        </draw:frame>
        <draw:frame draw:style-name="gr6" draw:text-style-name="P4" draw:layer="layout" svg:width="2.509cm" svg:height="0.962cm" svg:x="4.968cm" svg:y="16.719cm">
          <draw:text-box>
            <text:p>Dakota</text:p>
          </draw:text-box>
        </draw:frame>
        <draw:frame draw:style-name="gr7" draw:text-style-name="P4" draw:layer="layout" svg:width="1.628cm" svg:height="0.962cm" svg:x="16.24cm" svg:y="17.129cm">
          <draw:text-box>
            <text:p>Arlo</text:p>
          </draw:text-box>
        </draw:frame>
        <draw:custom-shape draw:style-name="gr8" draw:text-style-name="P5" draw:layer="layout" svg:width="9.398cm" svg:height="3.937cm" draw:transform="skewX (0.0429350995990605) translate (12.408cm 12.43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" draw:text-style-name="P3" draw:layer="layout" svg:x1="16.875cm" svg:y1="8.747cm" svg:x2="16.875cm" svg:y2="16.367cm">
          <text:p/>
        </draw:line>
        <draw:frame draw:style-name="gr10" draw:text-style-name="P4" draw:layer="layout" svg:width="1.662cm" svg:height="1.064cm" svg:x="14.601cm" svg:y="13.049cm">
          <draw:text-box>
            <text:p>PIR</text:p>
          </draw:text-box>
        </draw:frame>
        <draw:frame draw:style-name="gr10" draw:text-style-name="P4" draw:layer="layout" svg:width="1.662cm" svg:height="1.064cm" svg:x="17.546cm" svg:y="13.073cm">
          <draw:text-box>
            <text:p>PIR</text:p>
          </draw:text-box>
        </draw:frame>
        <draw:frame draw:style-name="gr11" draw:text-style-name="P4" draw:layer="layout" svg:width="2.826cm" svg:height="1.064cm" svg:x="13.541cm" svg:y="9.588cm">
          <draw:text-box>
            <text:p><text:s text:c="3"/>Pixels</text:p>
          </draw:text-box>
        </draw:frame>
        <draw:frame draw:style-name="gr12" draw:text-style-name="P4" draw:layer="layout" svg:width="3.953cm" svg:height="1.064cm" svg:x="17.002cm" svg:y="9.636cm">
          <draw:text-box>
            <text:p><text:s text:c="2"/>Process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3T18:03:33.080452073</meta:creation-date>
    <dc:date>2021-03-30T08:27:11.410107678</dc:date>
    <meta:editing-duration>PT3M19S</meta:editing-duration>
    <meta:editing-cycles>3</meta:editing-cycles>
    <meta:generator>LibreOffice/6.0.7.3$Linux_X86_64 LibreOffice_project/00m0$Build-3</meta:generator>
    <meta:document-statistic meta:object-count="14"/>
  </office:meta>
</office:document-meta>
</file>